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_5f_-title">
      <style:graphic-properties draw:auto-grow-height="true" fo:min-height="4.445cm"/>
      <style:paragraph-properties style:writing-mode="lr-tb"/>
    </style:style>
    <style:style style:name="pr2" style:family="presentation" style:parent-style-name="Beehive_5f_-subtitle">
      <style:graphic-properties draw:fill-color="#ffffff" draw:auto-grow-height="true" fo:min-height="9.139cm"/>
      <style:paragraph-properties style:writing-mode="lr-tb"/>
    </style:style>
    <style:style style:name="pr3" style:family="presentation" style:parent-style-name="Beehive_5f_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-title">
      <style:graphic-properties draw:auto-grow-height="true" fo:min-height="4.445cm"/>
      <style:paragraph-properties style:writing-mode="lr-tb"/>
    </style:style>
    <style:style style:name="pr5" style:family="presentation" style:parent-style-name="Beehive-subtitle">
      <style:graphic-properties draw:fill-color="#ffffff" draw:auto-grow-height="true" fo:min-height="8.904cm"/>
      <style:paragraph-properties style:writing-mode="lr-tb"/>
    </style:style>
    <style:style style:name="pr6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draw:auto-grow-height="true" fo:min-height="2.5cm"/>
      <style:paragraph-properties style:writing-mode="lr-tb"/>
    </style:style>
    <style:style style:name="pr8" style:family="presentation" style:parent-style-name="Beehive1-outline1">
      <style:graphic-properties fo:min-height="2.95cm"/>
      <style:paragraph-properties style:writing-mode="lr-tb"/>
    </style:style>
    <style:style style:name="pr9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_5f_-title">
      <style:graphic-properties draw:auto-grow-height="true" fo:min-height="2.5cm"/>
      <style:paragraph-properties style:writing-mode="lr-tb"/>
    </style:style>
    <style:style style:name="pr11" style:family="presentation" style:parent-style-name="Beehive1_5f_-outline1">
      <style:graphic-properties draw:fill-color="#ffff00" fo:min-height="2.95cm"/>
      <style:paragraph-properties style:writing-mode="lr-tb"/>
    </style:style>
    <style:style style:name="pr12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13" style:family="presentation" style:parent-style-name="Beehive1_5f__5f_-title">
      <style:graphic-properties draw:auto-grow-height="true" fo:min-height="2.5cm"/>
      <style:paragraph-properties style:writing-mode="lr-tb"/>
    </style:style>
    <style:style style:name="pr14" style:family="presentation" style:parent-style-name="Beehive1_5f__5f_-outline1">
      <style:graphic-properties draw:fill-color="#ffff00" fo:min-height="2.95cm"/>
      <style:paragraph-properties style:writing-mode="lr-tb"/>
    </style:style>
    <style:style style:name="pr15" style:family="presentation" style:parent-style-name="Beehive1_5f__5f_-notes">
      <style:graphic-properties draw:fill-color="#ffffff" draw:auto-grow-height="true" fo:min-height="13cm"/>
      <style:paragraph-properties style:writing-mode="lr-tb"/>
    </style:style>
    <style:style style:name="pr16" style:family="presentation" style:parent-style-name="Beehive1_5f_-outline1">
      <style:graphic-properties fo:min-height="2.95cm"/>
      <style:paragraph-properties style:writing-mode="lr-tb"/>
    </style:style>
    <style:style style:name="pr17" style:family="presentation" style:parent-style-name="Beehive1_5f__5f_-outline1">
      <style:graphic-properties fo:min-height="2.95cm"/>
      <style:paragraph-properties style:writing-mode="lr-tb"/>
    </style:style>
    <style:style style:name="P1" style:family="paragraph">
      <style:paragraph-properties style:writing-mode="lr-tb"/>
      <style:text-properties fo:font-size="40pt" fo:font-weight="normal" style:font-size-asian="40pt" style:font-weight-asian="normal" style:font-size-complex="40pt" style:font-weight-complex="normal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style:writing-mode="lr-tb"/>
    </style:style>
    <style:style style:name="P7" style:family="paragraph">
      <loext:graphic-properties draw:fill-color="#ffff00"/>
      <style:paragraph-properties style:writing-mode="lr-tb"/>
    </style:style>
    <style:style style:name="P8" style:family="paragraph">
      <loext:graphic-properties draw:fill-color="#ffff00"/>
      <style:paragraph-properties style:writing-mode="lr-tb"/>
      <style:text-properties fo:background-color="transparent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normal" style:font-size-asian="18pt" style:font-style-asian="normal" style:font-size-complex="18pt" style:font-style-complex="normal"/>
    </style:style>
    <style:style style:name="T7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style:use-window-font-color="true" loext:opacity="0%" style:text-underline-style="none" fo:font-weight="normal" fo:background-color="#ffa6a6" style:font-weight-asian="normal" style:font-weight-complex="normal"/>
    </style:style>
    <style:style style:name="T19" style:family="text">
      <style:text-properties style:use-window-font-color="true" loext:opacity="0%" fo:font-style="italic" style:text-underline-style="none" fo:font-weight="normal" fo:background-color="#ffa6a6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_5f_" presentation:presentation-page-layout-name="AL1T0">
        <office:forms form:automatic-focus="false" form:apply-design-mode="false"/>
        <draw:frame presentation:style-name="pr1" draw:text-style-name="P1" draw:layer="layout" svg:width="25cm" svg:height="4.445cm" svg:x="1.905cm" svg:y="0.621cm" presentation:class="title" presentation:user-transformed="true">
          <draw:text-box>
            <text:p><text:span text:style-name="T1">Weekly Summary</text:span><text:span text:style-name="T1"><text:line-break/></text:span><text:span text:style-name="T2">by Aryan Ritwajeet Jha</text:span><text:span text:style-name="T1"> </text:span></text:p>
          </draw:text-box>
        </draw:frame>
        <draw:frame presentation:style-name="pr2" draw:text-style-name="P2" draw:layer="layout" svg:width="25cm" svg:height="9.139cm" svg:x="1.67cm" svg:y="4.949cm" presentation:class="subtitle" presentation:user-transformed="true">
          <draw:text-box>
            <text:p><text:span text:style-name="T3">This week’s contents:</text:span></text:p>
            <text:p><text:span text:style-name="T3"/></text:p>
            <text:p><text:span text:style-name="T4">Distributed Computing for Scalable Optimal Power Flow in Large Radial Electric Power Distribution Systems with Distributed Energy Resources</text:span></text:p>
            <text:p><text:span text:style-name="T5">by Rabayet Sadnan</text:span><text:span text:style-name="T6"> and Anamika Dubey</text:span></text:p>
            <text:p><text:span text:style-name="T6"/></text:p>
            <text:p><text:span text:style-name="T4">PowerModelsDistributions.jl: An Open-Source Framework for Exploring Distribution Power Flow Formulations</text:span></text:p>
            <text:p><text:span text:style-name="T7">By David M Fobes, Sander Claeys, Frederik Geth and Carleton Coffrin from LANL, KU Leuven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" presentation:presentation-page-layout-name="AL1T0">
        <office:forms form:automatic-focus="false" form:apply-design-mode="false"/>
        <draw:frame presentation:style-name="pr4" draw:text-style-name="P1" draw:layer="layout" svg:width="25cm" svg:height="4.445cm" svg:x="1.905cm" svg:y="0.621cm" presentation:class="title" presentation:user-transformed="true">
          <draw:text-box>
            <text:p><text:span text:style-name="T1">Weekly Summary</text:span><text:span text:style-name="T1"><text:line-break/></text:span><text:span text:style-name="T2">by Aryan Ritwajeet Jha</text:span><text:span text:style-name="T1"> </text:span></text:p>
          </draw:text-box>
        </draw:frame>
        <draw:frame presentation:style-name="pr5" draw:text-style-name="P2" draw:layer="layout" svg:width="25cm" svg:height="8.904cm" svg:x="1.67cm" svg:y="5.066cm" presentation:class="subtitle" presentation:user-transformed="true">
          <draw:text-box>
            <text:p><text:span text:style-name="T3">This week’s contents:</text:span></text:p>
            <text:p><text:span text:style-name="T3"/></text:p>
            <text:p><text:span text:style-name="T4">Network-Level Optimization for Unbalanced Power Distribution System: Approximation and Relaxation </text:span></text:p>
            <text:p><text:span text:style-name="T5">by </text:span><text:span text:style-name="T6">Rahul Ranjan Jha and Anamika Dubey</text:span></text:p>
            <text:p><text:span text:style-name="T6"/></text:p>
            <text:p><text:span text:style-name="T4">Distributed Optimizations Using Reduced Network Equivalents for Radial Power Distribution Systems</text:span></text:p>
            <text:p><text:span text:style-name="T7">By Rabayet Sadnan and Anamika Dubey</text:span></text:p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6" draw:layer="layout" svg:width="25cm" svg:height="2.5cm" svg:x="1.5cm" svg:y="0.5cm" presentation:class="title" presentation:user-transformed="true">
          <draw:text-box>
            <text:p text:style-name="P5"><text:span text:style-name="T4">Network-Level Optimization for Unbalanced Power Distribution System: Approximation and Relaxation </text:span></text:p>
          </draw:text-box>
        </draw:frame>
        <draw:frame presentation:style-name="pr8" draw:text-style-name="P6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8">Non-Linear Programming (NLP)</text:span> to solve <text:span text:style-name="T8">Distribution Level – Optimal Power Flow (D-OPF) </text:span><text:span text:style-name="T9">poses </text:span><text:span text:style-name="T10">convergence issues</text:span><text:span text:style-name="T9"> and </text:span><text:span text:style-name="T11">not scalable for </text:span><text:span text:style-name="T12">unbalanced power distribution systems</text:span><text:span text:style-name="T13"> </text:span><text:span text:style-name="T11">(</text:span><text:span text:style-name="T14">upds</text:span><text:span text:style-name="T11">)</text:span><text:span text:style-name="T13">.</text:span></text:p>
              </text:list-item>
              <text:list-item>
                <text:p><text:span text:style-name="T15">Existing scalable solutions to D-OPF problem either use </text:span><text:span text:style-name="T11">approximations</text:span><text:span text:style-name="T15"> that are </text:span><text:span text:style-name="T11">not valid for </text:span><text:span text:style-name="T14">upds</text:span><text:span text:style-name="T16"> </text:span><text:span text:style-name="T17">or </text:span><text:span text:style-name="T10">relaxation techniques</text:span><text:span text:style-name="T17"> </text:span><text:span text:style-name="T10">not guaranteeing feasible power flow solution</text:span><text:span text:style-name="T17">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9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_5f_" presentation:presentation-page-layout-name="AL2T1">
        <office:forms form:automatic-focus="false" form:apply-design-mode="false"/>
        <draw:frame presentation:style-name="pr10" draw:text-style-name="P6" draw:layer="layout" svg:width="25cm" svg:height="2.5cm" svg:x="1.5cm" svg:y="0.5cm" presentation:class="title" presentation:user-transformed="true">
          <draw:text-box>
            <text:p text:style-name="P5"><text:span text:style-name="T4">Network-Level Optimization for Unbalanced Power Distribution System: Approximation and Relaxation </text:span></text:p>
          </draw:text-box>
        </draw:frame>
        <draw:frame presentation:style-name="pr11" draw:text-style-name="P7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15">The authors scalable D-OPF algorithms have been proposed that </text:span><text:span text:style-name="T11">simultaneously achieve optimal and feasible solutions</text:span><text:span text:style-name="T15"> by solving </text:span><text:span text:style-name="T11">multiple iterations of approximate, or relaxed, D-OPF subproblems of low complexity.</text:span></text:p>
              </text:list-item>
              <text:list-item>
                <text:p><text:span text:style-name="T12">Algorithm 1 is based on </text:span><text:span text:style-name="T11">successive linear approximation of Nonlinear Power Flow equations around the current operating point</text:span><text:span text:style-name="T12">, where the D-OPF solution is obtained by solving multiple iterations of a linear programming problem.</text:span></text:p>
              </text:list-item>
              <text:list-item>
                <text:p><text:span text:style-name="T18">Algorithm 2 is based on the relaxation of the nonlinear power flow equations as conic constraints together with directional constraints, which achieves optimal and feasible solutions over multiple iterations of a </text:span><text:span text:style-name="T19">second-order cone programming</text:span><text:span text:style-name="T18"> (</text:span><text:span text:style-name="T19">SOCP</text:span><text:span text:style-name="T18">) problem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4" presentation:class="page"/>
          <draw:frame presentation:style-name="pr12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5" draw:style-name="dp1" draw:master-page-name="Beehive1_5f__5f_" presentation:presentation-page-layout-name="AL2T1">
        <office:forms form:automatic-focus="false" form:apply-design-mode="false"/>
        <draw:frame presentation:style-name="pr13" draw:text-style-name="P6" draw:layer="layout" svg:width="25cm" svg:height="2.5cm" svg:x="1.5cm" svg:y="0.5cm" presentation:class="title" presentation:user-transformed="true">
          <draw:text-box>
            <text:p text:style-name="P5"><text:span text:style-name="T4">Network-Level Optimization for Unbalanced Power Distribution System: Approximation and Relaxation </text:span></text:p>
          </draw:text-box>
        </draw:frame>
        <draw:frame presentation:style-name="pr14" draw:text-style-name="P8" draw:layer="layout" svg:width="25cm" svg:height="11.74cm" svg:x="1.5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pplications of OPF algorithms:</text:p>
                <text:list>
                  <text:list-item>
                    <text:p>Loss minimization</text:p>
                  </text:list-item>
                  <text:list-item>
                    <text:p>Volt-Var Optimization</text:p>
                  </text:list-item>
                  <text:list-item>
                    <text:p>Effective Management of DERs</text:p>
                  </text:list-item>
                </text:list>
              </text:list-item>
              <text:list-item>
                <text:p>Need for Advanced Distributed Management Systems (ADMS)</text:p>
                <text:list>
                  <text:list-item>
                    <text:p>Increasing penetration of DERs</text:p>
                  </text:list-item>
                  <text:list-item>
                    <text:p>Proliferation of Proactive loads</text:p>
                  </text:list-item>
                  <text:list-item>
                    <text:p>Interest in Demand Response Programmes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5" presentation:class="page"/>
          <draw:frame presentation:style-name="pr1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6" draw:style-name="dp1" draw:master-page-name="Beehive1_5f_" presentation:presentation-page-layout-name="AL2T1">
        <office:forms form:automatic-focus="false" form:apply-design-mode="false"/>
        <draw:frame presentation:style-name="pr10" draw:text-style-name="P6" draw:layer="layout" svg:width="25cm" svg:height="2.5cm" svg:x="1.5cm" svg:y="0.5cm" presentation:class="title" presentation:user-transformed="true">
          <draw:text-box>
            <text:p text:style-name="P5"><text:span text:style-name="T4">Distributed Optimizations Using Reduced Network Equivalents for Radial Power Distribution Systems</text:span></text:p>
          </draw:text-box>
        </draw:frame>
        <draw:frame presentation:style-name="pr16" draw:text-style-name="P6" draw:layer="layout" svg:width="25cm" svg:height="9cm" svg:x="1.5cm" svg:y="3.5cm" presentation:class="outline" presentation:user-transformed="true">
          <draw:text-box>
            <text:list text:style-name="L2">
              <text:list-item>
                <text:p>Centralized Optimization Methods have limitations.</text:p>
              </text:list-item>
              <text:list-item>
                <text:p>Existing D-OPF algorithms not viable as they require a large number of macro-iterations (10^2 to 10^3 iterations of communication rounds) between computing agents to solve one instance of the optimization problem.</text:p>
              </text:list-item>
              <text:list-item>
                <text:p>So in the paper, the authors propose a new scalable D-Optimization method based on Equivalent Network Approximation (<text:span text:style-name="T8">ENApp</text:span>) to solve D-OPF for a balanced power distribution system (<text:span text:style-name="T8">bpds</text:span>).</text:p>
              </text:list-item>
              <text:list-item>
                <text:p>Specifically, the bpds’s radial topology is leveraged to reduced the decomposed systems into upstream and downstream network equivalents.</text:p>
              </text:list-item>
              <text:list-item>
                <text:p>Validated on IEEE 123 and IEEE 8500 systems and checked against the solution of a centralized optimal power flow (<text:span text:style-name="T8">C-OPF</text:span>) model.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6" presentation:class="page"/>
          <draw:frame presentation:style-name="pr12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7" draw:style-name="dp1" draw:master-page-name="Beehive1_5f__5f_" presentation:presentation-page-layout-name="AL2T1">
        <office:forms form:automatic-focus="false" form:apply-design-mode="false"/>
        <draw:frame presentation:style-name="pr13" draw:text-style-name="P6" draw:layer="layout" svg:width="25cm" svg:height="2.5cm" svg:x="1.5cm" svg:y="0.5cm" presentation:class="title" presentation:user-transformed="true">
          <draw:text-box>
            <text:p text:style-name="P5"><text:span text:style-name="T4">Distributed Optimizations Using Reduced Network Equivalents for Radial Power Distribution Systems</text:span></text:p>
          </draw:text-box>
        </draw:frame>
        <draw:frame presentation:style-name="pr17" draw:text-style-name="P6" draw:layer="layout" svg:width="25cm" svg:height="9cm" svg:x="1.5cm" svg:y="3.5cm" presentation:class="outline" presentation:user-transformed="true">
          <draw:text-box>
            <text:list text:style-name="L2">
              <text:list-item>
                <text:p>Typically C-OPF (which uses NLP) used to determine a pds’s operation == computational challenges and susceptibility to single point failure.</text:p>
              </text:list-item>
              <text:list-item>
                <text:p>In such a case D-O methods have these advantages:</text:p>
                <text:list>
                  <text:list-item>
                    <text:p>Less computation load on a single machine</text:p>
                  </text:list-item>
                  <text:list-item>
                    <text:p>Less susceptibility to single-point failure due to multiple interacting agents</text:p>
                  </text:list-item>
                  <text:list-item>
                    <text:p>Relax the need between communication between a central controlling machine and connected controllable/non-controllable asse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7" presentation:class="page"/>
          <draw:frame presentation:style-name="pr15" draw:text-style-name="P4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-background" style:display-name="Beehive_-background" style:family="presentation">
      <style:graphic-properties draw:stroke="none" draw:fill="none"/>
      <style:text-properties style:letter-kerning="true"/>
    </style:style>
    <style:style style:name="Beehive_5f_-backgroundobjects" style:display-name="Beehi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-notes" style:display-name="Beehi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-outline1" style:display-name="Beehive_-outline1" style:family="presentation">
      <style:graphic-properties draw:stroke="none" draw:fill="none" draw:auto-grow-height="false" draw:fit-to-size="false" style:shrink-to-fit="true">
        <text:list-style style:name="Beehive_5f_-outline1" style:display-name="Beehi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-outline2" style:display-name="Beehive_-outline2" style:family="presentation" style:parent-style-name="Beehive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-outline3" style:display-name="Beehive_-outline3" style:family="presentation" style:parent-style-name="Beehiv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-outline4" style:display-name="Beehive_-outline4" style:family="presentation" style:parent-style-name="Beehive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-outline5" style:display-name="Beehive_-outline5" style:family="presentation" style:parent-style-name="Beehive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6" style:display-name="Beehive_-outline6" style:family="presentation" style:parent-style-name="Beehive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7" style:display-name="Beehive_-outline7" style:family="presentation" style:parent-style-name="Beehive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8" style:display-name="Beehive_-outline8" style:family="presentation" style:parent-style-name="Beehive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9" style:display-name="Beehive_-outline9" style:family="presentation" style:parent-style-name="Beehive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subtitle" style:display-name="Beehive_-subtitle" style:family="presentation">
      <style:graphic-properties draw:stroke="none" draw:fill="none" draw:textarea-vertical-align="middle">
        <text:list-style style:name="Beehive_5f_-subtitle" style:display-name="Beehi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-title" style:display-name="Beehive_-title" style:family="presentation">
      <style:graphic-properties draw:stroke="none" draw:fill="none" draw:textarea-vertical-align="middle">
        <text:list-style style:name="Beehive_5f_-title" style:display-name="Beehi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0cm" fo:min-width="0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0cm" fo:min-width="0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0cm" fo:min-width="0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0cm" fo:min-width="0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eehi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eehi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9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9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_5f_" style:display-name="Beehive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-title" draw:layer="backgroundobjects" svg:width="25.199cm" svg:height="3.38cm" svg:x="1.401cm" svg:y="5.32cm" presentation:class="title" presentation:placeholder="true">
        <draw:text-box/>
      </draw:frame>
      <draw:frame presentation:style-name="Beehive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_5f_-title" draw:layer="backgroundobjects" svg:width="14.848cm" svg:height="11.136cm" svg:x="3.075cm" svg:y="2.257cm" presentation:class="page"/>
        <draw:frame presentation:style-name="Beehi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1T20:35:56.739837519</meta:creation-date>
    <meta:editing-duration>PT28M6S</meta:editing-duration>
    <meta:editing-cycles>5</meta:editing-cycles>
    <meta:generator>LibreOffice/7.3.6.2$Linux_X86_64 LibreOffice_project/30$Build-2</meta:generator>
    <dc:title>Beehive</dc:title>
    <dc:date>2022-10-21T21:15:23.567338511</dc:date>
    <meta:document-statistic meta:object-count="332"/>
    <meta:template xlink:type="simple" xlink:actuate="onRequest" xlink:title="Beehive" xlink:href="../weeklyPresentation_aryan_ritwajeet_jha.odp" meta:date="2022-10-21T20:48:46.740897397"/>
  </office:meta>
</office:document-meta>
</file>